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 text:c="72"/>Черные времена?</text:span></text:p>
      <text:p text:style-name="Standard"><text:span text:style-name="T1"><text:s text:c="79"/>Ты уверен?</text:span></text:p>
      <text:p text:style-name="P1">У каждого из нас в жизни бывают трудности. Иногда кажется, что неудачи необычайно щедры, и осыпают, как из рога изобилия. Ситуации разные, но все против тебя. Ты уверен?!</text:p>
      <text:p text:style-name="P1">Об этом часто говорят: «настали черные времена». Но почему именно черные? Ведь в этом мире есть такое многообразие красок, оттенков и полутонов, которое мы, подчас, просто не можем себе вообразить! Даже людям, обладающим достаточно развитым воображением, удается это крайне редко. Зачем же сводить все к одному цвету, да еще и такому депрессивному?</text:p>
      <text:p text:style-name="P1">Ведь ты же хочешь избавиться от этого. Просто не всегда есть силы осознать желание. Но, чтобы начать исправлять положение, нужно совсем немного усилий. Для начала лучше постараться вспомнить хоть какой-нибудь счастливый момент. Вы не почувствовали, как среди темной массы мелькнуло нечто светлое?</text:p>
      <text:p text:style-name="P1">И вообще можно вспомнить семь чистых цветов и попробовать описать ими свое настроение. И если говорить «У меня сегодня (например) желтые времена», то ситуация может заметно улучшиться.</text:p>
      <text:p text:style-name="P1">Но описать только одним цветом всю неповторимость человеческих эмоций не так-то просто. Можно найти и такое решение. Представить себе очень большую палитру и начать смешивать краски в попытках выразить, допустим, темно-фиолетовые облака грусти, сиреневую дымку задумчивости, зеленоватое чувство покоя, белый туман надежды, солнечный блик радости, трудно передавамые и всегда разные закаты, напоминающие о чем-то вечном...Продолжать можно без конца. Главное, что это занятие способно надолго отвлечь вас от грусти и ее спутников. </text:p>
      <text:p text:style-name="P1">А вы никогда не пробовали представить то, чего нет на самом деле? Иногда это бывает необходимо. Потому что освобождает от оков, мешающих вам здраво наслаждаться жизн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1-22T19:16:23.94</meta:creation-date>
    <meta:document-statistic meta:table-count="0" meta:image-count="0" meta:object-count="0" meta:page-count="1" meta:paragraph-count="8" meta:word-count="250" meta:character-count="1871"/>
    <dc:date>2012-01-22T20:02:28.47</dc:date>
    <dc:creator>Елизавета Чижикова</dc:creator>
    <meta:editing-duration>PT14M23S</meta:editing-duration>
    <meta:editing-cycles>1</meta:editing-cycles>
    <meta:generator>OpenOffice.org/3.3$Win32 OpenOffice.org_project/330m20$Build-9567</meta:generator>
  </office:meta>
</office:document-meta>
</file>